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9435d" officeooo:paragraph-rsid="0009435d"/>
    </style:style>
    <style:style style:name="P2" style:family="paragraph" style:parent-style-name="Standard" style:list-style-name="L1">
      <style:text-properties officeooo:rsid="0009435d" officeooo:paragraph-rsid="000943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ion of Genome Annotation (Apollo) Project Backup Strategy</text:p>
      <text:p text:style-name="P1"/>
      <text:h text:style-name="Heading_20_3" text:outline-level="3">Infrastructure consists of three groups of VMs</text:h>
      <text:p text:style-name="P1"/>
      <text:list xml:id="list1952484294" text:style-name="L1">
        <text:list-item>
          <text:p text:style-name="P2">An unspecified number of Apollo instances</text:p>
        </text:list-item>
        <text:list-item>
          <text:p text:style-name="P2">Supporting infrastructure - web portal, monitor and dev hosts</text:p>
        </text:list-item>
        <text:list-item>
          <text:p text:style-name="P2">A backup server, which will backup the hosts in the above two groups, and itself</text:p>
        </text:list-item>
      </text:list>
      <text:p text:style-name="P1"/>
      <text:h text:style-name="Heading_20_3" text:outline-level="3">System (general) requirements</text:h>
      <text:p text:style-name="P1"/>
      <text:p text:style-name="P1">backup_user to be added to all VMs (with SSH key)</text:p>
      <text:p text:style-name="P1">backup user has sudo NOPASSWD privs on rsync</text:p>
      <text:p text:style-name="P1">TCP port 22 open to local network</text:p>
      <text:p text:style-name="P1">TCP port 5432 open on Apollo instances</text:p>
      <text:p text:style-name="P1"/>
      <text:p text:style-name="P1"/>
      <text:h text:style-name="Heading_20_3" text:outline-level="3">Setup of backup server</text:h>
      <text:p text:style-name="P1"/>
      <text:p text:style-name="P1">Backup disk attacked as mnt/backupnn, currently nn=00</text:p>
      <text:p text:style-name="P1"/>
      <text:h text:style-name="Heading_20_3" text:outline-level="3">Backup of Apollo instances</text:h>
      <text:p text:style-name="P1"/>
      <text:p text:style-name="P1">The script /mnt/backup00/scripts/backup-apollos.sh runs at 02:00 daily</text:p>
      <text:p text:style-name="P1">There is a list of Apollo instances in /mnt/backup00/list_of_apollo_instances.txt</text:p>
      <text:p text:style-name="P1"/>
      <text:p text:style-name="Heading">For each $REMOTE_HOST:</text:p>
      <text:p text:style-name="P1"/>
      <text:p text:style-name="P1"><text:s text:c="5"/>rsync of $REMOTE_HOST:/home to /mnt/backup00/$REMOTE_HOST on the backup disk</text:p>
      <text:p text:style-name="P1"/>
      <text:p text:style-name="P1"><text:s text:c="5"/>once a week, the contents of /mnt/backup00/$REMOTE_HOST are archived and compressed to /mnt/backup00/$REMOTE_HOST_archive</text:p>
      <text:p text:style-name="P1"/>
      <text:p text:style-name="P1"><text:s text:c="5"/>The day is determined by the (Apollo instance number, MOD 7)+1 so as not to get bogged with creating tgz archives</text:p>
      <text:p text:style-name="P1"/>
      <text:p text:style-name="P1"><text:s text:c="5"/>pgdump of $REMOTE_HOST as backup_user to /mnt/backup00/$REMOTE_HOST/"$REMOTE_HOST"_"$DAY".sql" i.e. one per da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10:21:07.987832904</meta:creation-date>
    <dc:date>2021-06-09T06:51:05.056492818</dc:date>
    <meta:editing-duration>P1DT16H49M36S</meta:editing-duration>
    <meta:editing-cycles>1</meta:editing-cycles>
    <meta:document-statistic meta:table-count="0" meta:image-count="0" meta:object-count="0" meta:page-count="1" meta:paragraph-count="20" meta:word-count="171" meta:character-count="1207" meta:non-whitespace-character-count="1039"/>
    <meta:generator>LibreOffice/5.3.6.1$Linux_X86_64 LibreOffice_project/30$Build-1</meta:generator>
  </office:meta>
</office:document-meta>
</file>